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Fuentedepárrafopredeter." style:family="text">
      <style:text-properties style:font-name-asian="Calibri" style:font-name-complex="Calibri" fo:font-weight="bold" style:font-weight-asian="bold" fo:color="#000000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-asian="Calibri" style:font-name-complex="Calibri" fo:font-weight="bold" style:font-weight-asian="bold" fo:color="#000000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font-name-asian="Calibri" style:font-name-complex="Calibri" fo:color="#FF0000"/>
    </style:style>
    <style:style style:name="P5" style:parent-style-name="Normal" style:family="paragraph">
      <style:paragraph-properties fo:margin-bottom="0.1388in" fo:line-height="115%"/>
    </style:style>
    <style:style style:name="T6" style:parent-style-name="Fuentedepárrafopredeter." style:family="text">
      <style:text-properties style:font-name-asian="Calibri" style:font-name-complex="Calibri" fo:color="#000000"/>
    </style:style>
    <style:style style:name="T7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8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9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10" style:parent-style-name="Fuentedepárrafopredeter." style:family="text">
      <style:text-properties style:font-name-asian="Calibri" style:font-name-complex="Calibri" fo:color="#000000"/>
    </style:style>
    <style:style style:name="T11" style:parent-style-name="Fuentedepárrafopredeter." style:family="text">
      <style:text-properties style:font-name-asian="Calibri" style:font-name-complex="Calibri" fo:color="#000000"/>
    </style:style>
    <style:style style:name="T12" style:parent-style-name="Fuentedepárrafopredeter." style:family="text">
      <style:text-properties style:font-name-asian="Calibri" style:font-name-complex="Calibri" fo:color="#000000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Fuentedepárrafopredeter." style:family="text">
      <style:text-properties style:font-name-asian="Calibri" style:font-name-complex="Calibri" fo:color="#000000"/>
    </style:style>
    <style:style style:name="T15" style:parent-style-name="Fuentedepárrafopredeter." style:family="text">
      <style:text-properties style:font-name-asian="Calibri" style:font-name-complex="Calibri" fo:color="#000000"/>
    </style:style>
    <style:style style:name="T16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17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P18" style:parent-style-name="Normal" style:family="paragraph">
      <style:paragraph-properties fo:margin-bottom="0.1388in" fo:line-height="115%"/>
    </style:style>
    <style:style style:name="T19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20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21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22" style:parent-style-name="Fuentedepárrafopredeter." style:family="text">
      <style:text-properties style:font-name-asian="Calibri" style:font-name-complex="Calibri" fo:color="#000000"/>
    </style:style>
    <style:style style:name="T23" style:parent-style-name="Fuentedepárrafopredeter." style:family="text">
      <style:text-properties style:font-name-asian="Calibri" style:font-name-complex="Calibri" fo:color="#000000"/>
    </style:style>
    <style:style style:name="T24" style:parent-style-name="Fuentedepárrafopredeter." style:family="text">
      <style:text-properties style:font-name-asian="Calibri" style:font-name-complex="Calibri" fo:color="#000000"/>
    </style:style>
    <style:style style:name="T25" style:parent-style-name="Fuentedepárrafopredeter." style:family="text">
      <style:text-properties style:font-name-asian="Calibri" style:font-name-complex="Calibri" fo:color="#000000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Fuentedepárrafopredeter." style:family="text">
      <style:text-properties style:font-name-asian="Calibri" style:font-name-complex="Calibri" fo:color="#000000"/>
    </style:style>
    <style:style style:name="T28" style:parent-style-name="Fuentedepárrafopredeter." style:family="text">
      <style:text-properties style:font-name-asian="Calibri" style:font-name-complex="Calibri" fo:color="#000000"/>
    </style:style>
    <style:style style:name="T29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30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33" style:parent-style-name="Fuentedepárrafopredeter." style:family="text">
      <style:text-properties style:font-name-asian="Calibri" style:font-name-complex="Calibri" fo:color="#000000"/>
    </style:style>
    <style:style style:name="T34" style:parent-style-name="Fuentedepárrafopredeter." style:family="text">
      <style:text-properties style:font-name-asian="Calibri" style:font-name-complex="Calibri" fo:color="#000000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Fuentedepárrafopredeter." style:family="text">
      <style:text-properties style:font-name-asian="Calibri" style:font-name-complex="Calibri" fo:color="#000000"/>
    </style:style>
    <style:style style:name="T37" style:parent-style-name="Fuentedepárrafopredeter." style:family="text">
      <style:text-properties style:font-name-asian="Calibri" style:font-name-complex="Calibri" fo:color="#000000"/>
    </style:style>
    <style:style style:name="T38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39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42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43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44" style:parent-style-name="Fuentedepárrafopredeter." style:family="text">
      <style:text-properties style:font-name-asian="Calibri" style:font-name-complex="Calibri" fo:color="#000000"/>
    </style:style>
    <style:style style:name="T45" style:parent-style-name="Fuentedepárrafopredeter." style:family="text">
      <style:text-properties style:font-name-asian="Calibri" style:font-name-complex="Calibri" fo:color="#000000"/>
    </style:style>
    <style:style style:name="T46" style:parent-style-name="Fuentedepárrafopredeter." style:family="text">
      <style:text-properties style:font-name-asian="Calibri" style:font-name-complex="Calibri" fo:color="#000000"/>
    </style:style>
    <style:style style:name="T47" style:parent-style-name="Fuentedepárrafopredeter." style:family="text">
      <style:text-properties style:font-name-asian="Calibri" style:font-name-complex="Calibri" fo:color="#000000"/>
    </style:style>
    <style:style style:name="T48" style:parent-style-name="Fuentedepárrafopredeter." style:family="text">
      <style:text-properties style:font-name-asian="Calibri" style:font-name-complex="Calibri" fo:color="#000000"/>
    </style:style>
    <style:style style:name="T49" style:parent-style-name="Fuentedepárrafopredeter." style:family="text">
      <style:text-properties style:font-name-asian="Calibri" style:font-name-complex="Calibri" fo:color="#000000"/>
    </style:style>
    <style:style style:name="T50" style:parent-style-name="Fuentedepárrafopredeter." style:family="text">
      <style:text-properties style:font-name-asian="Calibri" style:font-name-complex="Calibri" fo:color="#000000"/>
    </style:style>
    <style:style style:name="T51" style:parent-style-name="Fuentedepárrafopredeter." style:family="text">
      <style:text-properties style:font-name-asian="Calibri" style:font-name-complex="Calibri" fo:color="#000000"/>
    </style:style>
    <style:style style:name="T52" style:parent-style-name="Fuentedepárrafopredeter." style:family="text">
      <style:text-properties style:font-name-asian="Calibri" style:font-name-complex="Calibri" fo:color="#000000"/>
    </style:style>
    <style:style style:name="T53" style:parent-style-name="Fuentedepárrafopredeter." style:family="text">
      <style:text-properties style:font-name-asian="Calibri" style:font-name-complex="Calibri" fo:color="#000000"/>
    </style:style>
    <style:style style:name="T54" style:parent-style-name="Fuentedepárrafopredeter." style:family="text">
      <style:text-properties style:font-name-asian="Calibri" style:font-name-complex="Calibri" fo:color="#000000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57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58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59" style:parent-style-name="Fuentedepárrafopredeter." style:family="text">
      <style:text-properties style:font-name-asian="Calibri" style:font-name-complex="Calibri" fo:color="#000000"/>
    </style:style>
    <style:style style:name="T60" style:parent-style-name="Fuentedepárrafopredeter." style:family="text">
      <style:text-properties style:font-name-asian="Calibri" style:font-name-complex="Calibri" fo:color="#000000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Fuentedepárrafopredeter." style:family="text">
      <style:text-properties style:font-name-asian="Calibri" style:font-name-complex="Calibri" fo:color="#000000"/>
    </style:style>
    <style:style style:name="T63" style:parent-style-name="Fuentedepárrafopredeter." style:family="text">
      <style:text-properties style:font-name-asian="Calibri" style:font-name-complex="Calibri" fo:color="#000000"/>
    </style:style>
    <style:style style:name="T64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65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Fuentedepárrafopredeter." style:family="text">
      <style:text-properties style:font-name-asian="Calibri" style:font-name-complex="Calibri" fo:color="#000000"/>
    </style:style>
    <style:style style:name="T68" style:parent-style-name="Fuentedepárrafopredeter." style:family="text">
      <style:text-properties style:font-name-asian="Calibri" style:font-name-complex="Calibri" fo:color="#000000"/>
    </style:style>
    <style:style style:name="T69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70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71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72" style:parent-style-name="Fuentedepárrafopredeter." style:family="text">
      <style:text-properties style:font-name-asian="Calibri" style:font-name-complex="Calibri" fo:color="#000000"/>
    </style:style>
    <style:style style:name="T73" style:parent-style-name="Fuentedepárrafopredeter." style:family="text">
      <style:text-properties style:font-name-asian="Calibri" style:font-name-complex="Calibri" fo:color="#000000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Fuentedepárrafopredeter." style:family="text">
      <style:text-properties style:font-name-asian="Calibri" style:font-name-complex="Calibri" fo:color="#000000"/>
    </style:style>
    <style:style style:name="T76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77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78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81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82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83" style:parent-style-name="Fuentedepárrafopredeter." style:family="text">
      <style:text-properties style:font-name-asian="Calibri" style:font-name-complex="Calibri" fo:color="#000000"/>
    </style:style>
    <style:style style:name="T84" style:parent-style-name="Fuentedepárrafopredeter." style:family="text">
      <style:text-properties style:font-name-asian="Calibri" style:font-name-complex="Calibri" fo:color="#000000"/>
    </style:style>
    <style:style style:name="T85" style:parent-style-name="Fuentedepárrafopredeter." style:family="text">
      <style:text-properties style:font-name-asian="Calibri" style:font-name-complex="Calibri" fo:color="#000000"/>
    </style:style>
    <style:style style:name="T86" style:parent-style-name="Fuentedepárrafopredeter." style:family="text">
      <style:text-properties style:font-name-asian="Calibri" style:font-name-complex="Calibri" fo:color="#000000"/>
    </style:style>
    <style:style style:name="T87" style:parent-style-name="Fuentedepárrafopredeter." style:family="text">
      <style:text-properties style:font-name-asian="Calibri" style:font-name-complex="Calibri" fo:color="#000000"/>
    </style:style>
    <style:style style:name="T88" style:parent-style-name="Fuentedepárrafopredeter." style:family="text">
      <style:text-properties style:font-name-asian="Calibri" style:font-name-complex="Calibri" fo:color="#000000"/>
    </style:style>
    <style:style style:name="P89" style:parent-style-name="Normal" style:family="paragraph">
      <style:paragraph-properties fo:margin-bottom="0.1388in" fo:line-height="115%"/>
    </style:style>
    <style:style style:name="T90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91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92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93" style:parent-style-name="Fuentedepárrafopredeter." style:family="text">
      <style:text-properties style:font-name-asian="Calibri" style:font-name-complex="Calibri" fo:color="#000000"/>
    </style:style>
    <style:style style:name="T94" style:parent-style-name="Fuentedepárrafopredeter." style:family="text">
      <style:text-properties style:font-name-asian="Calibri" style:font-name-complex="Calibri" fo:color="#000000"/>
    </style:style>
    <style:style style:name="T95" style:parent-style-name="Fuentedepárrafopredeter." style:family="text">
      <style:text-properties style:font-name-asian="Calibri" style:font-name-complex="Calibri" fo:color="#000000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98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99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100" style:parent-style-name="Fuentedepárrafopredeter." style:family="text">
      <style:text-properties style:font-name-asian="Calibri" style:font-name-complex="Calibri" fo:color="#000000"/>
    </style:style>
    <style:style style:name="T101" style:parent-style-name="Fuentedepárrafopredeter." style:family="text">
      <style:text-properties style:font-name-asian="Calibri" style:font-name-complex="Calibri" fo:color="#000000"/>
    </style:style>
    <style:style style:name="T102" style:parent-style-name="Fuentedepárrafopredeter." style:family="text">
      <style:text-properties style:font-name-asian="Calibri" style:font-name-complex="Calibri" fo:color="#000000"/>
    </style:style>
    <style:style style:name="T103" style:parent-style-name="Fuentedepárrafopredeter." style:family="text">
      <style:text-properties style:font-name-asian="Calibri" style:font-name-complex="Calibri" fo:color="#000000"/>
    </style:style>
    <style:style style:name="T104" style:parent-style-name="Fuentedepárrafopredeter." style:family="text">
      <style:text-properties style:font-name-asian="Calibri" style:font-name-complex="Calibri" fo:color="#000000"/>
    </style:style>
    <style:style style:name="T105" style:parent-style-name="Fuentedepárrafopredeter." style:family="text">
      <style:text-properties style:font-name-asian="Calibri" style:font-name-complex="Calibri" fo:color="#000000"/>
    </style:style>
    <style:style style:name="P106" style:parent-style-name="Normal" style:family="paragraph">
      <style:paragraph-properties fo:margin-bottom="0.1388in" fo:line-height="115%"/>
    </style:style>
    <style:style style:name="T107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108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109" style:parent-style-name="Fuentedepárrafopredeter." style:family="text">
      <style:text-properties style:font-name-asian="Calibri" style:font-name-complex="Calibri" fo:font-weight="bold" style:font-weight-asian="bold" fo:color="#000000"/>
    </style:style>
    <style:style style:name="T110" style:parent-style-name="Fuentedepárrafopredeter." style:family="text">
      <style:text-properties style:font-name-asian="Calibri" style:font-name-complex="Calibri" fo:color="#000000"/>
    </style:style>
    <style:style style:name="T111" style:parent-style-name="Fuentedepárrafopredeter." style:family="text">
      <style:text-properties style:font-name-asian="Calibri" style:font-name-complex="Calibri" fo:color="#000000"/>
    </style:style>
    <style:style style:name="T112" style:parent-style-name="Fuentedepárrafopredeter." style:family="text">
      <style:text-properties style:font-name-asian="Calibri" style:font-name-complex="Calibri" fo:color="#000000"/>
    </style:style>
    <style:style style:name="T113" style:parent-style-name="Fuentedepárrafopredeter." style:family="text">
      <style:text-properties style:font-name-asian="Calibri" style:font-name-complex="Calibri" fo:color="#000000"/>
    </style:style>
    <style:style style:name="T114" style:parent-style-name="Fuentedepárrafopredeter." style:family="text">
      <style:text-properties style:font-name-asian="Calibri" style:font-name-complex="Calibri" fo:color="#000000"/>
    </style:style>
    <style:style style:name="P115" style:parent-style-name="Normal" style:family="paragraph">
      <style:paragraph-properties fo:margin-bottom="0.1388in" fo:line-height="115%"/>
      <style:text-properties fo:color="#000000"/>
    </style:style>
  </office:automatic-styles>
  <office:body>
    <office:text text:use-soft-page-breaks="true">
      <text:p text:style-name="P1"><text:span text:style-name="T2">Etiquetas y lo que implican</text:span><text:span text:style-name="T3"><text:s/>(ellas y sus atributos)</text:span><text:span text:style-name="T4">:</text:span></text:p>
      <text:p text:style-name="P5"><text:span text:style-name="T6">1.<text:s/></text:span><text:span text:style-name="T7">“B</text:span><text:span text:style-name="T8">ody {background-color: tan}</text:span><text:span text:style-name="T9">”</text:span><text:span text:style-name="T10"><text:s/>indica</text:span><text:span text:style-name="T11"><text:s/>el color de fondo de la página</text:span><text:span text:style-name="T12">.</text:span></text:p>
      <text:p text:style-name="P13"><text:span text:style-name="T14">2.<text:s/></text:span><text:span text:style-name="T15">“</text:span><text:span text:style-name="T16">/* Headers */</text:span><text:span text:style-name="T17">”</text:span></text:p>
      <text:p text:style-name="P18"><text:span text:style-name="T19">“</text:span><text:span text:style-name="T20">h1</text:span><text:span text:style-name="T21"><text:s/>{color:maroon; font-size:20pt}”</text:span><text:span text:style-name="T22"><text:s/>es</text:span><text:span text:style-name="T23"><text:s/>el título con un<text:s/></text:span><text:span text:style-name="T24">tamaño de 20pt y color rojo para el texto</text:span><text:span text:style-name="T25">.</text:span></text:p>
      <text:p text:style-name="P26"><text:span text:style-name="T27">3.<text:s/></text:span><text:span text:style-name="T28">“</text:span><text:span text:style-name="T29">/* HR (Hard Rule = line) */</text:span><text:span text:style-name="T30">”</text:span></text:p>
      <text:p text:style-name="P31"><text:span text:style-name="T32">“hr {color:navy}”</text:span><text:span text:style-name="T33"><text:s/>indica</text:span><text:span text:style-name="T34"><text:s/>el color de una línea de texto con color azul.</text:span></text:p>
      <text:p text:style-name="P35"><text:span text:style-name="T36">4.<text:s/></text:span><text:span text:style-name="T37">“</text:span><text:span text:style-name="T38">/* Paragraphs */</text:span><text:span text:style-name="T39">”</text:span></text:p>
      <text:p text:style-name="P40"><text:span text:style-name="T41">“</text:span><text:span text:style-name="T42">p {fon</text:span><text:span text:style-name="T43">t-size:12pt; margin-left: 15px}”<text:s/></text:span><text:span text:style-name="T44">dice<text:s/></text:span><text:span text:style-name="T45">el tamaño de la</text:span><text:span text:style-name="T46"><text:s/>fuente del texto</text:span><text:span text:style-name="T47"><text:s/></text:span><text:span text:style-name="T48">en el párrafo</text:span><text:span text:style-name="T49"><text:s/>y el</text:span><text:span text:style-name="T50"><text:s/>tamaño del</text:span><text:span text:style-name="T51"><text:s/>margen a la izq</text:span><text:span text:style-name="T52">uierda</text:span><text:span text:style-name="T53">.</text:span><text:span text:style-name="T54"><text:s/></text:span></text:p>
      <text:p text:style-name="P55"><text:span text:style-name="T56">“</text:span><text:span text:style-name="T57">p.verse {color:maroon; margin-left: 60px}</text:span><text:span text:style-name="T58">”</text:span><text:span text:style-name="T59"><text:s/>es</text:span><text:span text:style-name="T60"><text:s/>el estilo de todos los párrafos verse, con su color de texto rojo y su margen a la izquierda de 60px.</text:span></text:p>
      <text:p text:style-name="P61"><text:span text:style-name="T62">5.<text:s/></text:span><text:span text:style-name="T63">“</text:span><text:span text:style-name="T64">/* Divs */</text:span><text:span text:style-name="T65">”</text:span></text:p>
      <text:p text:style-name="P66"><text:span text:style-name="T67">Dentro de los<text:s/></text:span><text:span text:style-name="T68">“</text:span><text:span text:style-name="T69">&lt;div</text:span><text:span text:style-name="T70">&gt;</text:span><text:span text:style-name="T71">”</text:span><text:span text:style-name="T72"><text:s/>se definen los elementos que necesitemos</text:span><text:span text:style-name="T73">.</text:span></text:p>
      <text:p text:style-name="P74"><text:span text:style-name="T75">6.<text:s/></text:span><text:span text:style-name="T76">“</text:span><text:span text:style-name="T77">/* Links */</text:span><text:span text:style-name="T78">”</text:span></text:p>
      <text:p text:style-name="P79"><text:span text:style-name="T80">“</text:span><text:span text:style-name="T81">a:link <text:s/>{color:green}</text:span><text:span text:style-name="T82">”</text:span><text:span text:style-name="T83">. La cual, asigna</text:span><text:span text:style-name="T84"><text:s/>e</text:span><text:span text:style-name="T85">stilos a los enlaces que redirigen</text:span><text:span text:style-name="T86"><text:s/>a páginas y que no han sido visitados por e</text:span><text:span text:style-name="T87">l usuario. Los pone de color verde</text:span><text:span text:style-name="T88">.</text:span></text:p>
      <text:p text:style-name="P89"><text:span text:style-name="T90">“</text:span><text:span text:style-name="T91">a:visited <text:s/>{color:yellow}</text:span><text:span text:style-name="T92">”</text:span><text:span text:style-name="T93">. Los</text:span><text:span text:style-name="T94"><text:s/>enlaces visitados<text:s/></text:span><text:span text:style-name="T95">se ponen de color amarillo.</text:span></text:p>
      <text:p text:style-name="P96"><text:span text:style-name="T97">“</text:span><text:span text:style-name="T98">a:hover <text:s/>{color:black}</text:span><text:span text:style-name="T99">”</text:span><text:span text:style-name="T100">. La que implica que c</text:span><text:span text:style-name="T101">uando<text:s/></text:span><text:span text:style-name="T102">situamos el cursor por encima de este elemento cambia su</text:span><text:span text:style-name="T103"><text:s/>color</text:span><text:span text:style-name="T104"><text:s/>a negro</text:span><text:span text:style-name="T105">.</text:span></text:p>
      <text:p text:style-name="P106"><text:span text:style-name="T107">“</text:span><text:span text:style-name="T108">a:active <text:s/>{color:blue}</text:span><text:span text:style-name="T109">”</text:span><text:span text:style-name="T110">. La cual otorga</text:span><text:span text:style-name="T111"><text:s/>estilos al enlace que está pinchando el usuario. Los estilos sólo se apl</text:span><text:span text:style-name="T112">ican desde que el usuario clica</text:span><text:span text:style-name="T113"><text:s/>el b</text:span><text:span text:style-name="T114">otón del ratón hasta que lo suelta, por lo que suelen ser unas pocas décimas de segundo. Lo pone de color azul.</text:span></text:p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 Cruz7</meta:initial-creator>
    <dc:creator>Alberto P N</dc:creator>
    <meta:creation-date>2015-10-27T20:45:00Z</meta:creation-date>
    <dc:date>2015-11-02T22:30:00Z</dc:date>
    <meta:template xlink:href="Normal" xlink:type="simple"/>
    <meta:editing-cycles>12</meta:editing-cycles>
    <meta:editing-duration>PT15420S</meta:editing-duration>
    <meta:document-statistic meta:page-count="1" meta:paragraph-count="2" meta:word-count="210" meta:character-count="1368" meta:row-count="9" meta:non-whitespace-character-count="1160"/>
  </office:meta>
</office:document-meta>
</file>